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style:use-window-font-color="true" style:font-name="Times New Roman" fo:font-size="12pt" fo:font-style="italic" style:text-underline-style="none" fo:font-weight="normal" style:font-name-asian="Lucida Console" style:font-size-asian="12pt" style:font-style-asian="italic" style:font-weight-asian="normal" style:font-name-complex="Lucida Console" style:font-size-complex="12pt" style:font-style-complex="italic" style:font-weight-complex="normal"/>
    </style:style>
    <style:style style:name="T4" style:family="text">
      <style:text-properties style:use-window-font-color="true" fo:font-style="italic" style:font-name-asian="Lucida Console" style:font-style-asian="italic" style:font-name-complex="Lucida Console" style:font-style-complex="italic"/>
    </style:style>
    <style:style style:name="T5" style:family="text">
      <style:text-properties fo:color="#2a00ff" style:font-name="Consolas" fo:font-size="10pt" fo:font-style="italic" style:text-underline-style="none" fo:font-weight="normal" style:font-name-asian="Consolas" style:font-size-asian="10pt" style:font-style-asian="italic" style:font-weight-asian="normal" style:font-name-complex="Consolas" style:font-size-complex="10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ser Guide for Lifted Inference Algorithms(Alchemy 2.0)</text:p>
      <text:p text:style-name="Standard"/>
      <text:p text:style-name="P2">Exact Inference</text:p>
      <text:p text:style-name="Standard">Computes the partition function and marginals of query atoms exactly. Uses the probabilistic theorem proving (PTP) algorithm.</text:p>
      <text:p text:style-name="P9">e<text:span text:style-name="T1">.g. </text:span><text:span text:style-name="T4">./liftedinfer -ptpe true -i ../exdata/test.mln -q queryAtom</text:span></text:p>
      <text:p text:style-name="P4"/>
      <text:p text:style-name="P2">Lifted Blocked Gibbs</text:p>
      <text:p text:style-name="P3">Clustering(-cls)</text:p>
      <text:p text:style-name="Standard">Used to compute feasible clusters that are sampled as blocked in the lifted blocked gibbs algorithm</text:p>
      <text:p text:style-name="Standard">Variants: i)Sequential clustering, ii)Randomized clustering</text:p>
      <text:p text:style-name="P3">e.g. .\liftedinfer <text:s/>-cls true -oc cluster.cls -i ../exdata/exp1out.mln -e ../exdata/exp1test.db</text:p>
      <text:p text:style-name="Standard"/>
      <text:p text:style-name="P3">Sampling (-lvg)</text:p>
      <text:p text:style-name="Standard">Used to compute the marginal distribution of query atoms. Samples from a given clustering (may be none) </text:p>
      <text:p text:style-name="P3">e.g. ./liftedinfer -lvg true -i ../exdata/exp1out.mln -e ../exdata/exp1test.db -q test</text:p>
      <text:p text:style-name="P3"/>
      <text:p text:style-name="P3">Parallel clustering,sampling(-lvgc)</text:p>
      <text:p text:style-name="P6">Samples from improved clusters in parallel with computing the clusters.</text:p>
      <text:p text:style-name="P3">e.g. ./liftedinfer -lvgc true -i ../exdata/exp1out.mln -e ../exdata/exp1test.db -q test</text:p>
      <text:p text:style-name="P1"/>
      <text:p text:style-name="P2">Lifted Importance Sampling <text:span text:style-name="T2">(-lis)</text:span></text:p>
      <text:p text:style-name="Standard">Used to compute the partition function and also for approximate marginal estimation of query atoms</text:p>
      <text:p text:style-name="Standard">Variants: i)Uniform proposal distribution ii)Binomial proposal distribution iii) Informed proposal distribution that is adaptively improved: InformedV1: more accurate, more groundings may occur in <text:s/>proposal construction Informed: lesser groundings during proposal construction</text:p>
      <text:p text:style-name="P3">e.g. .\liftedinfer -lis true -imd <text:s/>0 -i ../exdata/exp1out.mln -e ../exdata/exp1test.db -q student</text:p>
      <text:p text:style-name="P3"/>
      <text:p text:style-name="P7">Automated tests for exact inference</text:p>
      <text:p text:style-name="Standard">Run different tests to test functionality of the implementations against known ground truth values. The files for the automated tests are in exdata/autotestmlnfiles which can be extended further with other tests.</text:p>
      <text:p text:style-name="P3">./runliftedinfertests testfolder number_of_tests;e.g. ./ runliftedinfertests ../exdata/autotestmlnfiles/ 5</text:p>
      <text:p text:style-name="Standard"/>
      <text:p text:style-name="P2">Weight Learning</text:p>
      <text:p text:style-name="P5">Use lifted gibbs as the inference step in discriminative weight learning</text:p>
      <text:p text:style-name="Standard"><text:span text:style-name="T3">e.g. ./learnwts -infer -lvg true -maxSteps 25 -burnMaxSteps 50 -dNumIter 50</text:span><text:span text:style-name="T5"> </text:span><text:span text:style-name="T3">-d -i ../exdata/univ3.mln -o ../exdata/univ3-out.mln -t ../exdata/univ-train3.db -ne student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03T01:19:18.47</meta:creation-date>
    <dc:date>2012-10-08T23:31:36.46</dc:date>
    <meta:editing-duration>P1DT6H9M8S</meta:editing-duration>
    <meta:editing-cycles>32</meta:editing-cycles>
    <meta:generator>OpenOffice.org/3.3$Win32 OpenOffice.org_project/330m20$Build-9567</meta:generator>
    <meta:document-statistic meta:table-count="0" meta:image-count="0" meta:object-count="0" meta:page-count="1" meta:paragraph-count="25" meta:word-count="258" meta:character-count="2058"/>
  </office:meta>
</office:document-meta>
</file>